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56cm" fo:margin-left="-1.251cm" table:align="left" style:writing-mode="lr-tb"/>
    </style:style>
    <style:style style:name="表格1.A" style:family="table-column">
      <style:table-column-properties style:column-width="2.432cm"/>
    </style:style>
    <style:style style:name="表格1.B" style:family="table-column">
      <style:table-column-properties style:column-width="2.011cm"/>
    </style:style>
    <style:style style:name="表格1.C" style:family="table-column">
      <style:table-column-properties style:column-width="3.309cm"/>
    </style:style>
    <style:style style:name="表格1.D" style:family="table-column">
      <style:table-column-properties style:column-width="3.251cm"/>
    </style:style>
    <style:style style:name="表格1.E" style:family="table-column">
      <style:table-column-properties style:column-width="2cm"/>
    </style:style>
    <style:style style:name="表格1.F" style:family="table-column">
      <style:table-column-properties style:column-width="5.556cm"/>
    </style:style>
    <style:style style:name="表格1.1" style:family="table-row">
      <style:table-row-properties style:min-row-height="0.106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none" fo:border-right="none" fo:border-top="1pt solid #000000" fo:border-bottom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5pt solid #000000" fo:border-right="none" fo:border-top="1pt solid #000000" fo:border-bottom="0.5pt solid #000000" style:writing-mode="lr-tb"/>
    </style:style>
    <style:style style:name="表格1.2" style:family="table-row">
      <style:table-row-properties style:min-row-height="0.123cm" fo:keep-together="auto"/>
    </style:style>
    <style:style style:name="表格1.A2" style:family="table-cell">
      <style:table-cell-properties style:vertical-align="top" fo:padding-left="0.049cm" fo:padding-right="0.049cm" fo:padding-top="0cm" fo:padding-bottom="0cm" fo:border-left="none" fo:border-right="none" fo:border-top="0.5pt solid #000000" fo:border-bottom="none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E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3" style:family="table-row">
      <style:table-row-properties style:min-row-height="0.141cm" fo:keep-together="auto"/>
    </style:style>
    <style:style style:name="表格1.A3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none" style:writing-mode="lr-tb"/>
    </style:style>
    <style:style style:name="表格1.E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none" style:writing-mode="lr-tb"/>
    </style:style>
    <style:style style:name="表格1.5" style:family="table-row">
      <style:table-row-properties fo:keep-together="auto"/>
    </style:style>
    <style:style style:name="表格1.A48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表格1.55" style:family="table-row">
      <style:table-row-properties style:min-row-height="0.658cm" fo:keep-together="auto"/>
    </style:style>
    <style:style style:name="表格1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表格1.B56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C5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2" style:family="table">
      <style:table-properties style:width="18.752cm" fo:margin-left="-0.049cm" table:align="left" style:writing-mode="lr-tb"/>
    </style:style>
    <style:style style:name="表格2.A" style:family="table-column">
      <style:table-column-properties style:column-width="9.301cm"/>
    </style:style>
    <style:style style:name="表格2.B" style:family="table-column">
      <style:table-column-properties style:column-width="9.451cm"/>
    </style:style>
    <style:style style:name="表格2.1" style:family="table-row">
      <style:table-row-properties style:min-row-height="2.501cm" fo:keep-together="auto"/>
    </style:style>
    <style:style style:name="表格2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 fo:text-align="justify" fo:text-align-last="justify" style:justify-single-word="false"/>
    </style:style>
    <style:style style:name="P3" style:family="paragraph" style:parent-style-name="Standard">
      <style:paragraph-properties style:line-height-at-least="0cm" fo:text-align="center" style:justify-single-word="false"/>
    </style:style>
    <style:style style:name="P4" style:family="paragraph" style:parent-style-name="Standard">
      <style:paragraph-properties style:line-height-at-least="0cm" fo:text-align="end" style:justify-single-word="false"/>
    </style:style>
    <style:style style:name="P5" style:family="paragraph" style:parent-style-name="Standard">
      <style:paragraph-properties style:line-height-at-least="0cm" fo:text-align="center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size-asian="8.5pt" style:font-size-complex="8.5pt"/>
    </style:style>
    <style:style style:name="P6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size-asian="8.5pt" style:font-size-complex="8.5pt"/>
    </style:style>
    <style:style style:name="P7" style:family="paragraph" style:parent-style-name="Standard">
      <style:paragraph-properties style:line-height-at-least="0cm"/>
      <style:text-properties fo:font-size="8.5pt" style:font-name-asian="細明體" style:font-size-asian="8.5pt" style:font-size-complex="8.5pt"/>
    </style:style>
    <style:style style:name="P8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細明體" style:font-size-asian="8.5pt" style:font-size-complex="8.5pt"/>
    </style:style>
    <style:style style:name="P9" style:family="paragraph" style:parent-style-name="Standard">
      <style:paragraph-properties style:line-height-at-least="0cm" fo:text-align="justify" fo:text-align-last="justify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0" style:family="paragraph" style:parent-style-name="Standard">
      <style:paragraph-properties style:line-height-at-least="0cm" fo:text-align="center" style:justify-single-word="false"/>
      <style:text-properties fo:font-size="8.5pt" style:font-name-asian="細明體" style:font-size-asian="8.5pt" style:font-size-complex="8.5pt"/>
    </style:style>
    <style:style style:name="P11" style:family="paragraph" style:parent-style-name="Standard">
      <style:paragraph-properties style:line-height-at-least="0cm" fo:text-align="center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2" style:family="paragraph" style:parent-style-name="Standard">
      <style:paragraph-properties style:line-height-at-least="0cm" fo:text-align="center" style:justify-single-word="false">
        <style:tab-stops>
          <style:tab-stop style:position="2.117cm"/>
          <style:tab-stop style:position="2.951cm"/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fo:font-size="8.5pt" style:font-name-asian="細明體" style:font-size-asian="8.5pt" style:font-size-complex="8.5pt"/>
    </style:style>
    <style:style style:name="P14" style:family="paragraph" style:parent-style-name="Standard">
      <style:paragraph-properties style:line-height-at-least="0cm" fo:text-align="end" style:justify-single-word="false"/>
      <style:text-properties fo:font-size="8.5pt" style:font-name-asian="細明體" style:font-size-asian="8.5pt" style:font-size-complex="8.5pt"/>
    </style:style>
    <style:style style:name="P15" style:family="paragraph" style:parent-style-name="Standard">
      <style:paragraph-properties style:line-height-at-least="0cm" fo:text-align="justify" style:justify-single-word="false"/>
      <style:text-properties fo:font-size="8.5pt" style:font-name-asian="細明體" style:font-size-asian="8.5pt" style:font-size-complex="8.5pt"/>
    </style:style>
    <style:style style:name="P16" style:family="paragraph" style:parent-style-name="Standard">
      <style:paragraph-properties style:line-height-at-least="0cm" fo:text-align="center" style:justify-single-word="false"/>
      <style:text-properties fo:font-size="8.5pt" style:font-name-asian="細明體" style:font-size-asian="8.5pt" style:font-size-complex="8.5pt"/>
    </style:style>
    <style:style style:name="P17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細明體" style:font-size-asian="8.5pt" style:font-size-complex="8.5pt"/>
    </style:style>
    <style:style style:name="P18" style:family="paragraph" style:parent-style-name="Standard">
      <style:paragraph-properties style:line-height-at-least="0cm" fo:text-align="end" style:justify-single-word="false"/>
      <style:text-properties fo:font-size="8.5pt" style:font-name-asian="細明體" style:font-size-asian="8.5pt" style:font-size-complex="8.5pt"/>
    </style:style>
    <style:style style:name="P19" style:family="paragraph" style:parent-style-name="Standard">
      <style:paragraph-properties style:line-height-at-least="0cm" fo:text-align="justify" style:justify-single-word="false"/>
      <style:text-properties fo:font-size="8.5pt" style:font-name-asian="細明體" style:font-size-asian="8.5pt" style:font-size-complex="8.5pt"/>
    </style:style>
    <style:style style:name="P20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Times New Roman" style:font-size-asian="8.5pt" style:font-size-complex="8.5pt"/>
    </style:style>
    <style:style style:name="P21" style:family="paragraph" style:parent-style-name="Standard">
      <style:paragraph-properties style:line-height-at-least="0cm" fo:text-align="center" style:justify-single-word="false" style:snap-to-layout-grid="false"/>
      <style:text-properties fo:color="#ff0000" fo:font-size="8.5pt" style:font-name-asian="細明體" style:font-size-asian="8.5pt" style:font-size-complex="8.5pt"/>
    </style:style>
    <style:style style:name="P22" style:family="paragraph" style:parent-style-name="Standard">
      <style:paragraph-properties style:line-height-at-least="0cm"/>
      <style:text-properties fo:color="#000000" fo:font-size="8.5pt" style:font-name-asian="細明體" style:font-size-asian="8.5pt" style:font-size-complex="8.5pt"/>
    </style:style>
    <style:style style:name="P23" style:family="paragraph" style:parent-style-name="Standard">
      <style:paragraph-properties style:line-height-at-least="0cm" fo:text-align="justify" fo:text-align-last="justify" style:justify-single-word="false"/>
      <style:text-properties fo:color="#000000" fo:font-size="8.5pt" style:font-name-asian="細明體" style:font-size-asian="8.5pt" style:font-size-complex="8.5pt"/>
    </style:style>
    <style:style style:name="P24" style:family="paragraph" style:parent-style-name="Standard">
      <style:paragraph-properties style:line-height-at-least="0cm" fo:text-align="end" style:justify-single-word="false"/>
      <style:text-properties fo:color="#000000" fo:font-size="8.5pt" style:font-name-asian="細明體" style:font-size-asian="8.5pt" style:font-size-complex="8.5pt"/>
    </style:style>
    <style:style style:name="P25" style:family="paragraph" style:parent-style-name="Standard">
      <style:paragraph-properties style:line-height-at-least="0cm" fo:text-align="center" style:justify-single-word="false"/>
      <style:text-properties fo:color="#000000" fo:font-size="8.5pt" style:font-name-asian="細明體" style:font-size-asian="8.5pt" style:font-size-complex="8.5pt"/>
    </style:style>
    <style:style style:name="P26" style:family="paragraph" style:parent-style-name="Standard">
      <style:paragraph-properties style:line-height-at-least="0cm" fo:text-align="center" style:justify-single-word="false" style:snap-to-layout-grid="false"/>
      <style:text-properties fo:color="#000000" fo:font-size="8.5pt" style:font-name-asian="細明體" style:font-size-asian="8.5pt" style:font-size-complex="8.5pt"/>
    </style:style>
    <style:style style:name="P27" style:family="paragraph" style:parent-style-name="Standard">
      <style:paragraph-properties style:line-height-at-least="0cm" fo:text-align="justify" style:justify-single-word="false"/>
      <style:text-properties fo:color="#000000" fo:font-size="8.5pt" style:font-name-asian="細明體" style:font-size-asian="8.5pt" style:font-size-complex="8.5pt"/>
    </style:style>
    <style:style style:name="P28" style:family="paragraph" style:parent-style-name="Standard">
      <style:paragraph-properties fo:line-height="0.025cm" fo:text-align="justify" style:justify-single-word="false" style:snap-to-layout-grid="false">
        <style:tab-stops>
          <style:tab-stop style:position="14.002cm" style:type="right" style:leader-style="solid" style:leader-text="-"/>
        </style:tab-stops>
      </style:paragraph-properties>
      <style:text-properties fo:color="#000000" fo:font-size="8pt" style:font-name-asian="細明體" style:font-size-asian="8pt"/>
    </style:style>
    <style:style style:name="P29" style:family="paragraph" style:parent-style-name="Standard">
      <style:paragraph-properties fo:line-height="0.035cm"/>
      <style:text-properties text:display="none"/>
    </style:style>
    <style:style style:name="P30" style:family="paragraph" style:parent-style-name="Standard">
      <style:paragraph-properties fo:line-height="0.3cm" style:snap-to-layout-grid="false"/>
      <style:text-properties fo:font-size="8pt" style:font-size-asian="8pt" style:font-size-complex="8pt"/>
    </style:style>
    <style:style style:name="P31" style:family="paragraph" style:parent-style-name="Standard">
      <style:paragraph-properties fo:line-height="0.3cm" style:snap-to-layout-grid="false"/>
      <style:text-properties fo:font-size="8pt" style:font-name-asian="Times New Roman" style:font-size-asian="8pt" style:font-size-complex="8pt"/>
    </style:style>
    <style:style style:name="P32" style:family="paragraph" style:parent-style-name="Standard" style:master-page-name="Standard">
      <style:paragraph-properties fo:margin-left="0.004cm" fo:margin-right="0cm" style:line-height-at-least="0cm" fo:text-align="center" style:justify-single-word="false" fo:text-indent="-1.251cm" style:auto-text-indent="false" style:page-number="4">
        <style:tab-stops>
          <style:tab-stop style:position="14.002cm" style:type="right" style:leader-style="solid" style:leader-text="-"/>
        </style:tab-stops>
      </style:paragraph-properties>
      <style:text-properties fo:font-size="14pt" fo:font-weight="bold" style:font-name-asian="細明體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style:line-height-at-least="0cm" fo:text-indent="0.75cm" style:auto-text-indent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34" style:family="paragraph" style:parent-style-name="Standard">
      <style:paragraph-properties fo:margin-left="0cm" fo:margin-right="0cm" style:line-height-at-least="0cm" fo:text-indent="0.3cm" style:auto-text-indent="false"/>
    </style:style>
    <style:style style:name="P35" style:family="paragraph" style:parent-style-name="Standard">
      <style:paragraph-properties fo:margin-left="0cm" fo:margin-right="0cm" style:line-height-at-least="0cm" fo:text-indent="0.3cm" style:auto-text-indent="false"/>
      <style:text-properties fo:font-size="8.5pt" style:font-name-asian="細明體" style:font-size-asian="8.5pt" style:font-size-complex="8.5pt"/>
    </style:style>
    <style:style style:name="P36" style:family="paragraph" style:parent-style-name="Standard">
      <style:paragraph-properties fo:margin-left="0cm" fo:margin-right="0cm" style:line-height-at-least="0cm" fo:text-indent="0.6cm" style:auto-text-indent="false"/>
      <style:text-properties fo:font-size="8.5pt" style:font-name-asian="細明體" style:font-size-asian="8.5pt" style:font-size-complex="8.5pt"/>
    </style:style>
    <style:style style:name="P37" style:family="paragraph" style:parent-style-name="Standard">
      <style:paragraph-properties fo:margin-left="0cm" fo:margin-right="-0.298cm" style:line-height-at-least="0cm" fo:text-indent="0cm" style:auto-text-indent="false"/>
    </style:style>
    <style:style style:name="P38" style:family="paragraph" style:parent-style-name="Standard">
      <style:paragraph-properties fo:margin-left="3.112cm" fo:margin-right="0cm" fo:line-height="0.3cm" fo:text-indent="0cm" style:auto-text-indent="false" style:snap-to-layout-grid="false"/>
    </style:style>
    <style:style style:name="P39" style:family="paragraph" style:parent-style-name="Standard">
      <style:paragraph-properties fo:margin-left="3.429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0" style:family="paragraph" style:parent-style-name="Standard">
      <style:paragraph-properties fo:margin-left="0.603cm" fo:margin-right="0cm" fo:line-height="0.3cm" fo:text-indent="0cm" style:auto-text-indent="false" style:snap-to-layout-grid="false"/>
    </style:style>
    <style:style style:name="P41" style:family="paragraph" style:parent-style-name="Standard">
      <style:paragraph-properties fo:margin-left="0.603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2" style:family="paragraph" style:parent-style-name="Standard">
      <style:paragraph-properties fo:margin-left="-0.004cm" fo:margin-right="0cm" fo:line-height="0.3cm" fo:text-indent="0.06cm" style:auto-text-indent="false" style:snap-to-layout-grid="false"/>
    </style:style>
    <style:style style:name="P43" style:family="paragraph" style:parent-style-name="Standard">
      <style:paragraph-properties fo:margin-left="2.826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3.475cm" fo:margin-right="0cm" fo:line-height="0.3cm" fo:text-indent="-0.649cm" style:auto-text-indent="false" style:snap-to-layout-grid="false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style:writing-mode="lr-tb"/>
    </style:style>
    <style:style style:name="P47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-asian="細明體"/>
    </style:style>
    <style:style style:name="T2" style:family="text">
      <style:text-properties fo:font-size="8.5pt" style:font-name-asian="細明體" style:font-size-asian="8.5pt" style:font-size-complex="8.5pt"/>
    </style:style>
    <style:style style:name="T3" style:family="text">
      <style:text-properties fo:font-size="8.5pt" style:font-name-asian="細明體" style:font-size-asian="8.5pt" style:font-size-complex="8.5pt"/>
    </style:style>
    <style:style style:name="T4" style:family="text">
      <style:text-properties fo:font-size="8.5pt" style:font-name-asian="Times New Roman" style:font-size-asian="8.5pt" style:font-size-complex="8.5pt"/>
    </style:style>
    <style:style style:name="T5" style:family="text">
      <style:text-properties style:font-name-asian="Times New Roman"/>
    </style:style>
    <style:style style:name="T6" style:family="text">
      <style:text-properties fo:color="#ff0000"/>
    </style:style>
    <style:style style:name="T7" style:family="text">
      <style:text-properties style:text-position="super 58%" fo:font-size="8.5pt" style:font-name-asian="細明體" style:font-size-asian="8.5pt" style:font-size-complex="8.5pt"/>
    </style:style>
    <style:style style:name="T8" style:family="text">
      <style:text-properties fo:color="#000000"/>
    </style:style>
    <style:style style:name="T9" style:family="text">
      <style:text-properties fo:color="#000000" fo:font-size="8.5pt" style:font-name-asian="細明體" style:font-size-asian="8.5pt" style:font-size-complex="8.5pt"/>
    </style:style>
    <style:style style:name="T10" style:family="text">
      <style:text-properties fo:color="#000000" style:text-position="super 58%" fo:font-size="8.5pt" style:font-name-asian="細明體" style:font-size-asian="8.5pt" style:font-size-complex="8.5pt"/>
    </style:style>
    <style:style style:name="T11" style:family="text">
      <style:text-properties style:font-name="新細明體" fo:font-size="8.5pt" style:font-size-asian="8.5pt" style:font-name-complex="新細明體" style:font-size-complex="8.5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style:font-name-asian="Times New Roman" style:font-size-asian="8pt" style:font-size-complex="8pt"/>
    </style:style>
    <style:style style:name="T15" style:family="text">
      <style:text-properties style:use-window-font-color="true" style:font-name="新細明體" fo:font-size="8pt" fo:language="en" fo:country="US" style:letter-kerning="true" style:font-name-asian="新細明體" style:font-size-asian="8pt" style:language-asian="zh" style:country-asian="TW" style:font-name-complex="新細明體" style:font-size-complex="10pt" style:language-complex="ar" style:country-complex="SA"/>
    </style:style>
    <style:style style:name="T16" style:family="text">
      <style:text-properties style:use-window-font-color="true" style:font-name="Times New Roman" fo:font-size="8pt" fo:language="en" fo:country="US" style:letter-kerning="true" style:font-name-asian="新細明體" style:font-size-asian="8pt" style:language-asian="zh" style:country-asian="TW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" fo:font-size="8pt" fo:language="en" fo:country="US" style:letter-kerning="true" style:font-name-asian="標楷體" style:font-size-asian="8pt" style:language-asian="zh" style:country-asian="TW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font-size="8pt" fo:language="en" fo:country="US" style:letter-kerning="true" style:font-name-asian="標楷體" style:font-size-asian="8pt" style:language-asian="zh" style:country-asian="TW" style:font-name-complex="標楷體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false" fo:min-height="0.049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.101cm" fo:padding-bottom="0.101cm" fo:padding-left="0.049cm" fo:padding-right="0.049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能源產品單位熱值表(僅供能源統計用)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9">能源產品</text:p>
          </table:table-cell>
          <table:table-cell table:style-name="表格1.B1" office:value-type="string">
            <text:p text:style-name="P9">單位</text:p>
            <text:p text:style-name="P33">Unit</text:p>
          </table:table-cell>
          <table:table-cell table:style-name="表格1.B1" office:value-type="string">
            <text:p text:style-name="P5"><text:span text:style-name="T1">熱</text:span><text:span text:style-name="T5"> <text:s text:c="4"/></text:span><text:span text:style-name="T1">值（千</text:span><text:span text:style-name="T5"> <text:s text:c="3"/></text:span><text:span text:style-name="T1">卡）</text:span></text:p>
            <text:p text:style-name="P11">Heating Value (kcal)</text:p>
          </table:table-cell>
          <table:table-cell table:style-name="表格1.B1" office:value-type="string">
            <text:p text:style-name="P5"><text:span text:style-name="T5"><text:s/></text:span><text:span text:style-name="T1">公升油當量LOE</text:span></text:p>
            <text:p text:style-name="P11">(9,000千卡／公升)</text:p>
            <text:p text:style-name="P11">(9,000kcal / liter)</text:p>
          </table:table-cell>
          <table:table-cell table:style-name="表格1.B1" office:value-type="string">
            <text:p text:style-name="P12">變更時間</text:p>
            <text:p text:style-name="P12">Year of Revision</text:p>
          </table:table-cell>
          <table:table-cell table:style-name="表格1.B1" office:value-type="string">
            <text:p text:style-name="P11">Energy Product</text:p>
          </table:table-cell>
        </table:table-row>
        <table:table-row table:style-name="表格1.2">
          <table:table-cell table:style-name="表格1.A2" office:value-type="string">
            <text:p text:style-name="P8">煙煤-煉焦煤</text:p>
          </table:table-cell>
          <table:table-cell table:style-name="表格1.B2" office:value-type="string">
            <text:p text:style-name="P8">　</text:p>
          </table:table-cell>
          <table:table-cell table:style-name="表格1.B2" office:value-type="string">
            <text:p text:style-name="P14">　</text:p>
          </table:table-cell>
          <table:table-cell table:style-name="表格1.B2" office:value-type="string">
            <text:p text:style-name="P10">　</text:p>
          </table:table-cell>
          <table:table-cell table:style-name="表格1.E2" office:value-type="string">
            <text:p text:style-name="P13"/>
          </table:table-cell>
          <table:table-cell table:style-name="表格1.B2" office:value-type="string">
            <text:p text:style-name="P7">Bituminous Coal-Coking Coal</text:p>
          </table:table-cell>
        </table:table-row>
        <table:table-row table:style-name="表格1.3">
          <table:table-cell table:style-name="表格1.A3" office:value-type="string">
            <text:p text:style-name="P6"><text:span text:style-name="T5"><text:s text:c="3"/></text:span><text:span text:style-name="T1">自產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890</text:p>
          </table:table-cell>
          <table:table-cell table:style-name="表格1.B3" office:value-type="string">
            <text:p text:style-name="P10">0.65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5">Indigenous</text:p>
          </table:table-cell>
        </table:table-row>
        <text:soft-page-break/>
        <table:table-row table:style-name="表格1.3">
          <table:table-cell table:style-name="表格1.A3" office:value-type="string">
            <text:p text:style-name="P6"><text:span text:style-name="T5"><text:s text:c="3"/></text:span><text:span text:style-name="T1">進口</text:span><text:span text:style-name="T5"> <text:s/></text:span>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　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4"><text:span text:style-name="T2">Imported</text:span>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1">鋼鐵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6,840(至80年止)</text:p>
          </table:table-cell>
          <table:table-cell table:style-name="表格1.B3" office:value-type="string">
            <text:p text:style-name="P10">0.7600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 (till 1991) </text:p>
          </table:table-cell>
        </table:table-row>
        <table:table-row table:style-name="表格1.5">
          <table:table-cell table:style-name="表格1.A3" office:value-type="string">
            <text:p text:style-name="P20"><text:s/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5"/>7,010(自81年起)<text:bookmark-end text:name="RANGE!C5"/></text:p>
          </table:table-cell>
          <table:table-cell table:style-name="表格1.B3" office:value-type="string">
            <text:p text:style-name="P10">0.7789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 (since 1992) 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煙煤-燃料煤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　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Bituminous Coal-Steam Coal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3"/></text:span><text:span text:style-name="T1">自產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890</text:p>
          </table:table-cell>
          <table:table-cell table:style-name="表格1.B3" office:value-type="string">
            <text:p text:style-name="P10">0.65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5">Indigenous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3"/></text:span><text:span text:style-name="T1">進口</text:span><text:span text:style-name="T5"> <text:s/></text:span>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9"/>　<text:bookmark-end text:name="RANGE!C9"/>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5">Imported</text:p>
          </table:table-cell>
        </table:table-row>
        <text:soft-page-break/>
        <table:table-row table:style-name="表格1.5">
          <table:table-cell table:style-name="表格1.A3" office:value-type="string">
            <text:p text:style-name="P6"><text:span text:style-name="T5"><text:s text:c="5"/></text:span><text:span text:style-name="T1">鋼鐵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0"/>6,830<text:bookmark-end text:name="RANGE!C10"/></text:p>
          </table:table-cell>
          <table:table-cell table:style-name="表格1.B3" office:value-type="string">
            <text:p text:style-name="P3"><text:span text:style-name="T2">0.7589</text:span>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1">發電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700</text:p>
          </table:table-cell>
          <table:table-cell table:style-name="表格1.B3" office:value-type="string">
            <text:p text:style-name="P10">0.6333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Power Generation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1">其他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1"/>6,080<text:bookmark-end text:name="RANGE!C11"/></text:p>
          </table:table-cell>
          <table:table-cell table:style-name="表格1.B3" office:value-type="string">
            <text:p text:style-name="P10">0.6756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Other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無煙煤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2"/>7,100<text:bookmark-end text:name="RANGE!C12"/></text:p>
          </table:table-cell>
          <table:table-cell table:style-name="表格1.B3" office:value-type="string">
            <text:p text:style-name="P10">0.7889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Anthracite</text:p>
          </table:table-cell>
        </table:table-row>
        <table:table-row table:style-name="表格1.5">
          <table:table-cell table:style-name="表格1.A3" office:value-type="string">
            <text:p text:style-name="P8">亞煙煤(發電業)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4,900</text:p>
          </table:table-cell>
          <table:table-cell table:style-name="表格1.B3" office:value-type="string">
            <text:p text:style-name="P10">0.54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7">Sub-bituminous Coal(Power Generation)</text:p>
          </table:table-cell>
        </table:table-row>
        <table:table-row table:style-name="表格1.5">
          <table:table-cell table:style-name="表格1.A3" office:value-type="string">
            <text:p text:style-name="P6"><text:span text:style-name="T1">亞煙煤(其</text:span><text:span text:style-name="T5"> <text:s/></text:span><text:span text:style-name="T1">他)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3"/>5,600<text:bookmark-end text:name="RANGE!C13"/></text:p>
          </table:table-cell>
          <table:table-cell table:style-name="表格1.B3" office:value-type="string">
            <text:p text:style-name="P10">0.6222</text:p>
          </table:table-cell>
          <table:table-cell table:style-name="表格1.E3" office:value-type="string">
            <text:p text:style-name="P3"><text:span text:style-name="T2">2012</text:span></text:p>
          </table:table-cell>
          <table:table-cell table:style-name="表格1.B3" office:value-type="string">
            <text:p text:style-name="P7">Sub-bituminous Coal(Others)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焦炭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7,000</text:p>
          </table:table-cell>
          <table:table-cell table:style-name="表格1.B3" office:value-type="string">
            <text:p text:style-name="P10">0.7778</text:p>
          </table:table-cell>
          <table:table-cell table:style-name="表格1.E3" office:value-type="string">
            <text:p text:style-name="P21"/>
          </table:table-cell>
          <table:table-cell table:style-name="表格1.B3" office:value-type="string">
            <text:p text:style-name="P7">Coke Oven Coke</text:p>
          </table:table-cell>
        </table:table-row>
        <table:table-row table:style-name="表格1.5">
          <table:table-cell table:style-name="表格1.A3" office:value-type="string">
            <text:p text:style-name="P8">煤球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5"/>3,800<text:bookmark-end text:name="RANGE!C15"/></text:p>
          </table:table-cell>
          <table:table-cell table:style-name="表格1.B3" office:value-type="string">
            <text:p text:style-name="P10">0.4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Patent Fuel</text:p>
          </table:table-cell>
        </table:table-row>
        <table:table-row table:style-name="表格1.5">
          <table:table-cell table:style-name="表格1.A3" office:value-type="string">
            <text:p text:style-name="P8">焦爐氣</text:p>
          </table:table-cell>
          <table:table-cell table:style-name="表格1.B3" office:value-type="string">
            <text:p text:style-name="P2"><text:span text:style-name="T2">立方公尺(m</text:span><text:span text:style-name="T7">3</text:span><text:span text:style-name="T2">)</text:span></text:p>
          </table:table-cell>
          <table:table-cell table:style-name="表格1.B3" office:value-type="string">
            <text:p text:style-name="P14">4,200</text:p>
          </table:table-cell>
          <table:table-cell table:style-name="表格1.B3" office:value-type="string">
            <text:p text:style-name="P10">0.4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Coke Oven 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高爐氣</text:p>
          </table:table-cell>
          <table:table-cell table:style-name="表格1.B3" office:value-type="string">
            <text:p text:style-name="P2"><text:span text:style-name="T2">立方公尺(m</text:span><text:span text:style-name="T7">3</text:span><text:span text:style-name="T2">)</text:span></text:p>
          </table:table-cell>
          <table:table-cell table:style-name="表格1.B3" office:value-type="string">
            <text:p text:style-name="P14">777</text:p>
          </table:table-cell>
          <table:table-cell table:style-name="表格1.B3" office:value-type="string">
            <text:p text:style-name="P10">0.0863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Blast Furnace Gas</text:p>
          </table:table-cell>
        </table:table-row>
        <table:table-row table:style-name="表格1.5">
          <table:table-cell table:style-name="表格1.A3" office:value-type="string">
            <text:p text:style-name="P8">轉爐氣</text:p>
          </table:table-cell>
          <table:table-cell table:style-name="表格1.B3" office:value-type="string">
            <text:p text:style-name="P2"><text:span text:style-name="T2">立方公尺(m</text:span><text:span text:style-name="T7">3</text:span><text:span text:style-name="T2">)</text:span></text:p>
          </table:table-cell>
          <table:table-cell table:style-name="表格1.B3" office:value-type="string">
            <text:p text:style-name="P14"><text:bookmark-start text:name="RANGE!C18"/>1,869<text:bookmark-end text:name="RANGE!C18"/></text:p>
          </table:table-cell>
          <table:table-cell table:style-name="表格1.B3" office:value-type="string">
            <text:p text:style-name="P10">0.2077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Steel Furnace Gas</text:p>
          </table:table-cell>
        </table:table-row>
        <table:table-row table:style-name="表格1.5">
          <table:table-cell table:style-name="表格1.A3" office:value-type="string">
            <text:p text:style-name="P8">原油</text:p>
          </table:table-cell>
          <table:table-cell table:style-name="表格1.B3" office:value-type="string">
            <text:p text:style-name="P2"><text:span text:style-name="T2">公升(liter)</text:span>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Crude Oil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添加劑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Additives</text:p>
          </table:table-cell>
        </table:table-row>
        <table:table-row table:style-name="表格1.5">
          <table:table-cell table:style-name="表格1.A3" office:value-type="string">
            <text:p text:style-name="P23">液化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1"/>8,900<text:bookmark-end text:name="RANGE!C21"/></text:p>
          </table:table-cell>
          <table:table-cell table:style-name="表格1.B3" office:value-type="string">
            <text:p text:style-name="P10">0.9889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iquid Oil</text:p>
          </table:table-cell>
        </table:table-row>
        <table:table-row table:style-name="表格1.5">
          <table:table-cell table:style-name="表格1.A3" office:value-type="string">
            <text:p text:style-name="P8">煉油氣</text:p>
          </table:table-cell>
          <table:table-cell table:style-name="表格1.B3" office:value-type="string">
            <text:p text:style-name="P2"><text:span text:style-name="T2">立方公尺(m</text:span><text:span text:style-name="T7">3</text:span><text:span text:style-name="T2">)</text:span></text:p>
          </table:table-cell>
          <table:table-cell table:style-name="表格1.B3" office:value-type="string">
            <text:p text:style-name="P14"><text:bookmark-start text:name="RANGE!C22"/>9,000<text:bookmark-end text:name="RANGE!C22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1993</text:p>
          </table:table-cell>
          <table:table-cell table:style-name="表格1.B3" office:value-type="string">
            <text:p text:style-name="P7">Refinery 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液化石油氣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3"/>6,000(至79年止)<text:bookmark-end text:name="RANGE!C23"/></text:p>
          </table:table-cell>
          <table:table-cell table:style-name="表格1.B3" office:value-type="string">
            <text:p text:style-name="P10">0.6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iquefied Petroleum Gas (LPG) (till 1990)</text:p>
          </table:table-cell>
        </table:table-row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24"/>6,635(自80年起)<text:bookmark-end text:name="RANGE!C24"/></text:p>
          </table:table-cell>
          <table:table-cell table:style-name="表格1.B3" office:value-type="string">
            <text:p text:style-name="P3"><text:span text:style-name="T2">0.7372</text:span>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7"><text:span text:style-name="T2">Liquefied Petroleum Gas (LPG) (since</text:span><text:span text:style-name="T2"> </text:span><text:span text:style-name="T2">1991)</text:span></text:p>
          </table:table-cell>
        </table:table-row>
        <table:table-row table:style-name="表格1.5">
          <table:table-cell table:style-name="表格1.A3" office:value-type="string">
            <text:p text:style-name="P8">丙烷混合氣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5"/>6,520<text:bookmark-end text:name="RANGE!C25"/></text:p>
          </table:table-cell>
          <table:table-cell table:style-name="表格1.B3" office:value-type="string">
            <text:p text:style-name="P10">0.7244</text:p>
          </table:table-cell>
          <table:table-cell table:style-name="表格1.E3" office:value-type="string">
            <text:p text:style-name="P10">2003</text:p>
          </table:table-cell>
          <table:table-cell table:style-name="表格1.B3" office:value-type="string">
            <text:p text:style-name="P7">Propane Air (PA)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天然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6"/>6,700<text:bookmark-end text:name="RANGE!C26"/></text:p>
          </table:table-cell>
          <table:table-cell table:style-name="表格1.B3" office:value-type="string">
            <text:p text:style-name="P10">0.7444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Natural Gasoline</text:p>
          </table:table-cell>
        </table:table-row>
        <table:table-row table:style-name="表格1.5">
          <table:table-cell table:style-name="表格1.A3" office:value-type="string">
            <text:p text:style-name="P8">石油腦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7"/>7,800<text:bookmark-end text:name="RANGE!C27"/></text:p>
          </table:table-cell>
          <table:table-cell table:style-name="表格1.B3" office:value-type="string">
            <text:p text:style-name="P10">0.8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Naphtha</text:p>
          </table:table-cell>
        </table:table-row>
        <table:table-row table:style-name="表格1.5">
          <table:table-cell table:style-name="表格1.A3" office:value-type="string">
            <text:p text:style-name="P8">車用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8"/>7,800<text:bookmark-end text:name="RANGE!C28"/></text:p>
          </table:table-cell>
          <table:table-cell table:style-name="表格1.B3" office:value-type="string">
            <text:p text:style-name="P10">0.8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Motor Gasoline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航空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9"/>7,500<text:bookmark-end text:name="RANGE!C29"/></text:p>
          </table:table-cell>
          <table:table-cell table:style-name="表格1.B3" office:value-type="string">
            <text:p text:style-name="P3"><text:span text:style-name="T2">0.8333</text:span>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Aviation Gasoline</text:p>
          </table:table-cell>
        </table:table-row>
        <table:table-row table:style-name="表格1.5">
          <table:table-cell table:style-name="表格1.A3" office:value-type="string">
            <text:p text:style-name="P8">航空燃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8,000</text:p>
          </table:table-cell>
          <table:table-cell table:style-name="表格1.B3" office:value-type="string">
            <text:p text:style-name="P10">0.8889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Jet Fuel</text:p>
          </table:table-cell>
        </table:table-row>
        <table:table-row table:style-name="表格1.5">
          <table:table-cell table:style-name="表格1.A3" office:value-type="string">
            <text:p text:style-name="P8">煤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1"/>8,500<text:bookmark-end text:name="RANGE!C31"/></text:p>
          </table:table-cell>
          <table:table-cell table:style-name="表格1.B3" office:value-type="string">
            <text:p text:style-name="P10">0.9444</text:p>
          </table:table-cell>
          <table:table-cell table:style-name="表格1.E3" office:value-type="string">
            <text:p text:style-name="P10">2004</text:p>
          </table:table-cell>
          <table:table-cell table:style-name="表格1.B3" office:value-type="string">
            <text:p text:style-name="P7">Kerosene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柴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8,800 (至87年止)</text:p>
          </table:table-cell>
          <table:table-cell table:style-name="表格1.B3" office:value-type="string">
            <text:p text:style-name="P10">0.9778</text:p>
          </table:table-cell>
          <table:table-cell table:style-name="表格1.E3" office:value-type="string">
            <text:p text:style-name="P10">2004</text:p>
          </table:table-cell>
          <table:table-cell table:style-name="表格1.B3" office:value-type="string">
            <text:p text:style-name="P7">Diesel Oil (till 1998)</text:p>
          </table:table-cell>
        </table:table-row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8,400 (自88年起)</text:p>
          </table:table-cell>
          <table:table-cell table:style-name="表格1.B3" office:value-type="string">
            <text:p text:style-name="P10">0.9333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Diesel Oil(since 1999)</text:p>
          </table:table-cell>
        </table:table-row>
        <table:table-row table:style-name="表格1.5">
          <table:table-cell table:style-name="表格1.A3" office:value-type="string">
            <text:p text:style-name="P8">燃料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200 (至87年止)</text:p>
          </table:table-cell>
          <table:table-cell table:style-name="表格1.B3" office:value-type="string">
            <text:p text:style-name="P10">1.0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1"><text:span text:style-name="T2">Fuel Oil (till 1998)</text:span>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35"/>9,600 (自88年起)<text:bookmark-end text:name="RANGE!C35"/></text:p>
          </table:table-cell>
          <table:table-cell table:style-name="表格1.B3" office:value-type="string">
            <text:p text:style-name="P10">1.0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Fuel Oil(since 1999)</text:p>
          </table:table-cell>
        </table:table-row>
        <table:table-row table:style-name="表格1.5">
          <table:table-cell table:style-name="表格1.A3" office:value-type="string">
            <text:p text:style-name="P8">白精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6"/>9,000<text:bookmark-end text:name="RANGE!C36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White Spirit</text:p>
          </table:table-cell>
        </table:table-row>
        <table:table-row table:style-name="表格1.5">
          <table:table-cell table:style-name="表格1.A3" office:value-type="string">
            <text:p text:style-name="P8">潤滑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7"/>9,600<text:bookmark-end text:name="RANGE!C37"/></text:p>
          </table:table-cell>
          <table:table-cell table:style-name="表格1.B3" office:value-type="string">
            <text:p text:style-name="P10">1.0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ubricant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柏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8"/>10,000<text:bookmark-end text:name="RANGE!C38"/></text:p>
          </table:table-cell>
          <table:table-cell table:style-name="表格1.B3" office:value-type="string">
            <text:p text:style-name="P10">1.1111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Asphalts</text:p>
          </table:table-cell>
        </table:table-row>
        <table:table-row table:style-name="表格1.5">
          <table:table-cell table:style-name="表格1.A3" office:value-type="string">
            <text:p text:style-name="P8">溶劑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9"/>8,300<text:bookmark-end text:name="RANGE!C39"/></text:p>
          </table:table-cell>
          <table:table-cell table:style-name="表格1.B3" office:value-type="string">
            <text:p text:style-name="P10">0.9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Solvents</text:p>
          </table:table-cell>
        </table:table-row>
        <table:table-row table:style-name="表格1.5">
          <table:table-cell table:style-name="表格1.A3" office:value-type="string">
            <text:p text:style-name="P8">石蠟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3"><text:span text:style-name="T2">2006</text:span></text:p>
          </table:table-cell>
          <table:table-cell table:style-name="表格1.B3" office:value-type="string">
            <text:p text:style-name="P7">Paraffin Wax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石油焦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41"/>8,200<text:bookmark-end text:name="RANGE!C41"/></text:p>
          </table:table-cell>
          <table:table-cell table:style-name="表格1.B3" office:value-type="string">
            <text:p text:style-name="P10">0.9111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Petroleum Coke</text:p>
          </table:table-cell>
        </table:table-row>
        <table:table-row table:style-name="表格1.5">
          <table:table-cell table:style-name="表格1.A3" office:value-type="string">
            <text:p text:style-name="P8">其他石油產品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42"/>9,000<text:bookmark-end text:name="RANGE!C42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Other Petroleum Products</text:p>
          </table:table-cell>
        </table:table-row>
        <table:table-row table:style-name="表格1.5">
          <table:table-cell table:style-name="表格1.A3" office:value-type="string">
            <text:p text:style-name="P23">(自產)天然氣</text:p>
          </table:table-cell>
          <table:table-cell table:style-name="表格1.B3" office:value-type="string">
            <text:p text:style-name="P2"><text:span text:style-name="T9">立方公尺(m</text:span><text:span text:style-name="T10">3</text:span><text:span text:style-name="T9">)</text:span></text:p>
          </table:table-cell>
          <table:table-cell table:style-name="表格1.B3" office:value-type="string">
            <text:p text:style-name="P24"><text:bookmark-start text:name="RANGE!C43"/>8,100(至79年止)<text:bookmark-end text:name="RANGE!C43"/></text:p>
          </table:table-cell>
          <table:table-cell table:style-name="表格1.B3" office:value-type="string">
            <text:p text:style-name="P25">0.9000</text:p>
          </table:table-cell>
          <table:table-cell table:style-name="表格1.E3" office:value-type="string">
            <text:p text:style-name="P25">2008</text:p>
          </table:table-cell>
          <table:table-cell table:style-name="表格1.B3" office:value-type="string">
            <text:p text:style-name="P22">(Indigenous) Natural Gas (till 1990)</text:p>
          </table:table-cell>
        </table:table-row>
        <text:soft-page-break/>
        <table:table-row table:style-name="表格1.5">
          <table:table-cell table:style-name="表格1.A3" office:value-type="string">
            <text:p text:style-name="P23">　</text:p>
          </table:table-cell>
          <table:table-cell table:style-name="表格1.B3" office:value-type="string">
            <text:p text:style-name="P23">　</text:p>
          </table:table-cell>
          <table:table-cell table:style-name="表格1.B3" office:value-type="string">
            <text:p text:style-name="P24">8,000(自80年起)</text:p>
          </table:table-cell>
          <table:table-cell table:style-name="表格1.B3" office:value-type="string">
            <text:p text:style-name="P25">0.8889</text:p>
          </table:table-cell>
          <table:table-cell table:style-name="表格1.E3" office:value-type="string">
            <text:p text:style-name="P26"/>
          </table:table-cell>
          <table:table-cell table:style-name="表格1.B3" office:value-type="string">
            <text:p text:style-name="P1"><text:span text:style-name="T9">(Indigenous) Natural Gas (since 1991)</text:span></text:p>
          </table:table-cell>
        </table:table-row>
        <table:table-row table:style-name="表格1.5">
          <table:table-cell table:style-name="表格1.A3" office:value-type="string">
            <text:p text:style-name="P23">(進口)液化天然氣</text:p>
          </table:table-cell>
          <table:table-cell table:style-name="表格1.B3" office:value-type="string">
            <text:p text:style-name="P2"><text:span text:style-name="T9">立方公尺(m</text:span><text:span text:style-name="T10">3</text:span><text:span text:style-name="T9">)</text:span></text:p>
          </table:table-cell>
          <table:table-cell table:style-name="表格1.B3" office:value-type="string">
            <text:p text:style-name="P24"><text:bookmark-start text:name="RANGE!C45"/>9,000<text:bookmark-end text:name="RANGE!C45"/></text:p>
          </table:table-cell>
          <table:table-cell table:style-name="表格1.B3" office:value-type="string">
            <text:p text:style-name="P25">1.0000</text:p>
          </table:table-cell>
          <table:table-cell table:style-name="表格1.E3" office:value-type="string">
            <text:p text:style-name="P25">2008</text:p>
          </table:table-cell>
          <table:table-cell table:style-name="表格1.B3" office:value-type="string">
            <text:p text:style-name="P22">(Imported) Liquefied Natural Gas </text:p>
          </table:table-cell>
        </table:table-row>
        <table:table-row table:style-name="表格1.5">
          <table:table-cell table:style-name="表格1.A48" office:value-type="string">
            <text:p text:style-name="P23">沼氣</text:p>
          </table:table-cell>
          <table:table-cell table:style-name="表格1.B3" office:value-type="string">
            <text:p text:style-name="P23">千卡/立方公尺</text:p>
            <text:p text:style-name="P2"><text:span text:style-name="T9">(kcal/m</text:span><text:span text:style-name="T10">3</text:span><text:span text:style-name="T9">)</text:span></text:p>
          </table:table-cell>
          <table:table-cell table:style-name="表格1.E3" office:value-type="string">
            <text:p text:style-name="P24">4,941</text:p>
          </table:table-cell>
          <table:table-cell table:style-name="表格1.E3" office:value-type="string">
            <text:p text:style-name="P25">0.5490</text:p>
          </table:table-cell>
          <table:table-cell table:style-name="表格1.E3" office:value-type="string">
            <text:p text:style-name="P25">2016</text:p>
          </table:table-cell>
          <table:table-cell table:style-name="表格1.E3" office:value-type="string">
            <text:p text:style-name="P27">Bio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水力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60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Hydro</text:p>
          </table:table-cell>
        </table:table-row>
        <table:table-row table:style-name="表格1.5">
          <table:table-cell table:style-name="表格1.A3" office:value-type="string">
            <text:p text:style-name="P8">核能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2,606</text:p>
          </table:table-cell>
          <table:table-cell table:style-name="表格1.B3" office:value-type="string">
            <text:p text:style-name="P10">0.2896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Nuclear</text:p>
          </table:table-cell>
        </table:table-row>
        <table:table-row table:style-name="表格1.5">
          <table:table-cell table:style-name="表格1.A3" office:value-type="string">
            <text:p text:style-name="P8">地熱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,600</text:p>
          </table:table-cell>
          <table:table-cell table:style-name="表格1.B3" office:value-type="string">
            <text:p text:style-name="P10">0.95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Geothermal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太陽光電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60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1"><text:span text:style-name="T2">Solar Photovoltaic</text:span></text:p>
          </table:table-cell>
        </table:table-row>
        <table:table-row table:style-name="表格1.5">
          <table:table-cell table:style-name="表格1.A3" office:value-type="string">
            <text:p text:style-name="P8">風力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<text:bookmark-start text:name="RANGE!C51"/>860<text:bookmark-end text:name="RANGE!C51"/>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Wind</text:p>
          </table:table-cell>
        </table:table-row>
        <table:table-row table:style-name="表格1.5">
          <table:table-cell table:style-name="表格1.A48" office:value-type="string">
            <text:p text:style-name="P8">電力(消費面)</text:p>
          </table:table-cell>
          <table:table-cell table:style-name="表格1.E3" office:value-type="string">
            <text:p text:style-name="P8">度(kWh)</text:p>
          </table:table-cell>
          <table:table-cell table:style-name="表格1.E3" office:value-type="string">
            <text:p text:style-name="P4"><text:span text:style-name="T4"><text:s text:c="2"/></text:span><text:span text:style-name="T2">860</text:span>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0">2018</text:p>
          </table:table-cell>
          <table:table-cell table:style-name="表格1.B3" office:value-type="string">
            <text:p text:style-name="P7">Electricity Consumption</text:p>
          </table:table-cell>
        </table:table-row>
        <text:soft-page-break/>
        <table:table-row table:style-name="表格1.55">
          <table:table-cell table:style-name="表格1.A48" office:value-type="string">
            <text:p text:style-name="P8">太陽熱能</text:p>
          </table:table-cell>
          <table:table-cell table:style-name="表格1.B3" office:value-type="string">
            <text:p text:style-name="P2"><text:span text:style-name="T2">平方公尺</text:span><text:span text:style-name="T11">‧</text:span><text:span text:style-name="T2">月</text:span></text:p>
            <text:p text:style-name="P2"><text:span text:style-name="T2">(</text:span><text:span text:style-name="T2">m</text:span><text:span text:style-name="T7">2</text:span><text:span text:style-name="T11">‧</text:span><text:span text:style-name="T2">month</text:span><text:span text:style-name="T2">)</text:span></text:p>
          </table:table-cell>
          <table:table-cell table:style-name="表格1.E3" office:value-type="string">
            <text:p text:style-name="P14">39,780</text:p>
          </table:table-cell>
          <table:table-cell table:style-name="表格1.E3" office:value-type="string">
            <text:p text:style-name="P10">4.4200</text:p>
          </table:table-cell>
          <table:table-cell table:style-name="表格1.E3" office:value-type="string">
            <text:p text:style-name="P13"/>
          </table:table-cell>
          <table:table-cell table:style-name="表格1.E3" office:value-type="string">
            <text:p text:style-name="P15">Solar Thermal</text:p>
          </table:table-cell>
        </table:table-row>
        <table:table-row table:style-name="表格1.3">
          <table:table-cell table:style-name="表格1.A56" office:value-type="string">
            <text:p text:style-name="P8">熱能</text:p>
          </table:table-cell>
          <table:table-cell table:style-name="表格1.B56" office:value-type="string">
            <text:p text:style-name="P8">公斤(kg)</text:p>
          </table:table-cell>
          <table:table-cell table:style-name="表格1.C56" office:value-type="string">
            <text:p text:style-name="P14">754</text:p>
          </table:table-cell>
          <table:table-cell table:style-name="表格1.C56" office:value-type="string">
            <text:p text:style-name="P10">0.0838</text:p>
          </table:table-cell>
          <table:table-cell table:style-name="表格1.C56" office:value-type="string">
            <text:p text:style-name="P10">2000</text:p>
          </table:table-cell>
          <table:table-cell table:style-name="表格1.C56" office:value-type="string">
            <text:p text:style-name="P15">Heat</text:p>
          </table:table-cell>
        </table:table-row>
      </table:table>
      <text:p text:style-name="P29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0"><draw:g text:anchor-type="char" draw:z-index="0" draw:name="群組 1" draw:style-name="gr1"><draw:custom-shape draw:name="AutoShape 3" draw:style-name="gr2" draw:text-style-name="P45" svg:width="0.209cm" svg:height="0.533cm" svg:x="5.86cm" svg:y="0.35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3" draw:text-style-name="P47" svg:width="2.123cm" svg:height="0.533cm" svg:x="6.245cm" svg:y="0.387cm"><draw:text-box><text:p text:style-name="P46"><text:span text:style-name="T15">(</text:span><text:span text:style-name="T15">自</text:span><text:span text:style-name="T16">83</text:span><text:span text:style-name="T15">年起</text:span><text:span text:style-name="T15">)</text:span></text:p></draw:text-box></draw:frame></draw:g><draw:g text:anchor-type="char" draw:z-index="1" draw:name="群組 7" draw:style-name="gr1"><draw:custom-shape draw:name="AutoShape 9" draw:style-name="gr2" draw:text-style-name="P45" svg:width="0.209cm" svg:height="0.533cm" svg:x="7.041cm" svg:y="26.65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3" draw:text-style-name="P47" svg:width="2.123cm" svg:height="0.533cm" svg:x="7.426cm" svg:y="26.692cm"><draw:text-box><text:p text:style-name="P46"><text:span text:style-name="T17">(</text:span><text:span text:style-name="T18">自</text:span><text:span text:style-name="T17">83</text:span><text:span text:style-name="T18">年起</text:span><text:span text:style-name="T17">)</text:span></text:p></draw:text-box></draw:frame></draw:g>註1.液化石油氣：1公斤＝1.786公升（至82年止）<text:span text:style-name="T5"> <text:s text:c="18"/></text:span></text:p>
            <text:p text:style-name="P38"><text:span text:style-name="T12">＝1.818公升（一般）</text:span><text:span text:style-name="T14"> <text:s text:c="42"/></text:span></text:p>
            <text:p text:style-name="P39">1.867公升（車用）<text:span text:style-name="T5"> <text:s text:c="42"/></text:span></text:p>
            <text:p text:style-name="P41">液化天然氣：1公斤(液態)＝1.320立方公尺(氣態)＝2.207公升(液態) <text:s text:c="19"/>丙烷混合氣：1公斤＝1.095立方公尺＝1.786公升<text:span text:style-name="T5"> <text:s text:c="43"/></text:span></text:p>
            <text:p text:style-name="P40"><text:span text:style-name="T14"><text:s text:c="111"/></text:span></text:p>
            <text:p text:style-name="P31"><text:s text:c="108"/></text:p>
          </table:table-cell>
          <table:table-cell table:style-name="表格2.A1" office:value-type="string">
            <text:p text:style-name="P42"><text:span text:style-name="T12">2.變更時間內涵說明：1993年新增「煉油氣」統計項目。</text:span><text:span text:style-name="T14"> <text:s text:c="85"/></text:span></text:p>
            <text:p text:style-name="P43">2000年新增「熱能」統計項目。</text:p>
            <text:p text:style-name="P43">2003年修正「丙烷混合氣」平均熱值。</text:p>
            <text:p text:style-name="P43">2004年修正「煤油」及「柴油」平均熱值。</text:p>
            <text:p text:style-name="P44"><text:span text:style-name="T12">2006年參照國際能源統計，新增「轉爐氣」、「添加劑」、「白精油」及「石蠟」等統計項目，並修正「高爐氣」、「水力」與「核能」熱值。</text:span><text:span text:style-name="T14"> </text:span></text:p>
            <text:p text:style-name="P43">2012年調整煤炭熱值內涵為淨熱值。</text:p>
            <text:p text:style-name="P43">2016年新增「沼氣」平均熱值。</text:p>
            <text:p text:style-name="P43">2018年電力消費熱值調整為物理熱值860千卡/度。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區塊文字" style:family="paragraph" style:parent-style-name="Standard">
      <style:paragraph-properties fo:margin-left="0.4cm" fo:margin-right="0.6cm" fo:text-indent="0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family="新細明體, PMingLiU" style:font-family-generic="roman" style:font-pitch="variable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文字" style:family="paragraph" style:parent-style-name="Standard">
      <style:text-properties fo:font-size="12pt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預設段落字型" style:family="text"/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6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  <style:text-properties style:font-name="Symbol"/>
      </text:list-level-style-bullet>
      <text:list-level-style-bullet text:level="2" text:style-name="WW8Num14z1" style:num-suffix="." text:bullet-char="">
        <style:list-level-properties text:list-level-position-and-space-mode="label-alignment">
          <style:list-level-label-alignment text:label-followed-by="listtab" text:list-tab-stop-position="2.023cm" fo:text-indent="-0.847cm" fo:margin-left="2.023cm"/>
        </style:list-level-properties>
        <style:text-properties style:font-name="Wingdings"/>
      </text:list-level-style-bullet>
      <text:list-level-style-bullet text:level="3" text:style-name="WW8Num14z1" style:num-suffix="." text:bullet-char="">
        <style:list-level-properties text:list-level-position-and-space-mode="label-alignment">
          <style:list-level-label-alignment text:label-followed-by="listtab" text:list-tab-stop-position="2.87cm" fo:text-indent="-0.847cm" fo:margin-left="2.87cm"/>
        </style:list-level-properties>
        <style:text-properties style:font-name="Wingdings"/>
      </text:list-level-style-bullet>
      <text:list-level-style-bullet text:level="4" text:style-name="WW8Num14z1" style:num-suffix="." text:bullet-char="">
        <style:list-level-properties text:list-level-position-and-space-mode="label-alignment">
          <style:list-level-label-alignment text:label-followed-by="listtab" text:list-tab-stop-position="3.717cm" fo:text-indent="-0.847cm" fo:margin-left="3.717cm"/>
        </style:list-level-properties>
        <style:text-properties style:font-name="Wingdings"/>
      </text:list-level-style-bullet>
      <text:list-level-style-bullet text:level="5" text:style-name="WW8Num14z1" style:num-suffix="." text:bullet-char="">
        <style:list-level-properties text:list-level-position-and-space-mode="label-alignment">
          <style:list-level-label-alignment text:label-followed-by="listtab" text:list-tab-stop-position="4.563cm" fo:text-indent="-0.847cm" fo:margin-left="4.563cm"/>
        </style:list-level-properties>
        <style:text-properties style:font-name="Wingdings"/>
      </text:list-level-style-bullet>
      <text:list-level-style-bullet text:level="6" text:style-name="WW8Num14z1" style:num-suffix="." text:bullet-char="">
        <style:list-level-properties text:list-level-position-and-space-mode="label-alignment">
          <style:list-level-label-alignment text:label-followed-by="listtab" text:list-tab-stop-position="5.41cm" fo:text-indent="-0.847cm" fo:margin-left="5.41cm"/>
        </style:list-level-properties>
        <style:text-properties style:font-name="Wingdings"/>
      </text:list-level-style-bullet>
      <text:list-level-style-bullet text:level="7" text:style-name="WW8Num14z1" style:num-suffix="." text:bullet-char="">
        <style:list-level-properties text:list-level-position-and-space-mode="label-alignment">
          <style:list-level-label-alignment text:label-followed-by="listtab" text:list-tab-stop-position="6.257cm" fo:text-indent="-0.847cm" fo:margin-left="6.257cm"/>
        </style:list-level-properties>
        <style:text-properties style:font-name="Wingdings"/>
      </text:list-level-style-bullet>
      <text:list-level-style-bullet text:level="8" text:style-name="WW8Num14z1" style:num-suffix="." text:bullet-char="">
        <style:list-level-properties text:list-level-position-and-space-mode="label-alignment">
          <style:list-level-label-alignment text:label-followed-by="listtab" text:list-tab-stop-position="7.103cm" fo:text-indent="-0.847cm" fo:margin-left="7.103cm"/>
        </style:list-level-properties>
        <style:text-properties style:font-name="Wingdings"/>
      </text:list-level-style-bullet>
      <text:list-level-style-bullet text:level="9" text:style-name="WW8Num14z1" style:num-suffix="." text:bullet-char="">
        <style:list-level-properties text:list-level-position-and-space-mode="label-alignment">
          <style:list-level-label-alignment text:label-followed-by="listtab" text:list-tab-stop-position="7.95cm" fo:text-indent="-0.847cm" fo:margin-left="7.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51" style:layout-grid-base-height="0.538cm" style:layout-grid-ruby-height="0cm" style:layout-grid-mode="line" style:layout-grid-ruby-below="false" style:layout-grid-print="false" style:layout-grid-display="false" style:layout-grid-base-width="0.33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目　　　錄</dc:title>
    <meta:initial-creator>user</meta:initial-creator>
    <meta:creation-date>2021-09-14T14:45:00</meta:creation-date>
    <dc:creator>院 台綜</dc:creator>
    <dc:date>2021-12-29T20:32:00</dc:date>
    <meta:print-date>2019-04-15T15:24:00</meta:print-date>
    <meta:editing-cycles>4</meta:editing-cycles>
    <meta:document-statistic meta:table-count="2" meta:image-count="0" meta:object-count="0" meta:page-count="20" meta:paragraph-count="329" meta:word-count="963" meta:character-count="3148" meta:non-whitespace-character-count="2519"/>
    <meta:generator>LibreOffice/5.4.1.2$Windows_x86 LibreOffice_project/ea7cb86e6eeb2bf3a5af73a8f7777ac570321527</meta:generator>
  </office:meta>
</office:document-meta>
</file>